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MI8" svg:font-family="CMMI8"/>
    <style:font-face style:name="CMR8" svg:font-family="CMR8"/>
    <style:font-face style:name="LMRoman10-Bold-Identity-H" svg:font-family="LMRoman10-Bold-Identity-H"/>
    <style:font-face style:name="LMRoman10-Italic-Identity-H" svg:font-family="LMRoman10-Italic-Identity-H"/>
    <style:font-face style:name="LMRoman10-Regular-Identity-H" svg:font-family="LMRoman10-Regular-Identity-H"/>
    <style:font-face style:name="LMRoman12-Italic-Identity-H" svg:font-family="LMRoman12-Italic-Identity-H"/>
    <style:font-face style:name="LMRomanCaps10-Regular-Identity-H" svg:font-family="LMRomanCaps10-Regular-Identity-H"/>
    <style:font-face style:name="STHeiti" svg:font-family="STHeiti"/>
    <style:font-face style:name="STKaiti" svg:font-family="STKaiti"/>
    <style:font-face style:name="STSong" svg:font-family="STSong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 style:list-style-name="L1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fo:font-weight="bold" style:font-name-asian="STHeiti" style:font-size-asian="14pt" style:font-weight-asian="bold" style:font-weight-complex="bold"/>
    </style:style>
    <style:style style:name="P7" style:family="paragraph" style:parent-style-name="Preformatted_20_Text">
      <style:paragraph-properties fo:text-align="center" style:justify-single-word="false"/>
    </style:style>
    <style:style style:name="P8" style:family="paragraph" style:parent-style-name="Preformatted_20_Text">
      <style:paragraph-properties fo:text-align="center" style:justify-single-word="false"/>
      <style:text-properties fo:font-size="20pt" style:font-size-asian="20pt" style:font-size-complex="20pt"/>
    </style:style>
    <style:style style:name="T1" style:family="text">
      <style:text-properties style:font-name="STSong"/>
    </style:style>
    <style:style style:name="T2" style:family="text">
      <style:text-properties style:font-name="STSong" fo:font-size="17pt"/>
    </style:style>
    <style:style style:name="T3" style:family="text">
      <style:text-properties style:font-name="STSong" fo:font-size="11pt"/>
    </style:style>
    <style:style style:name="T4" style:family="text">
      <style:text-properties style:font-name="STSong" fo:font-size="11pt" style:font-name-asian="STSong" style:font-size-asian="11pt"/>
    </style:style>
    <style:style style:name="T5" style:family="text">
      <style:text-properties style:font-name-asian="STSong"/>
    </style:style>
    <style:style style:name="T6" style:family="text">
      <style:text-properties style:font-name-asian="STSong" style:font-size-asian="17pt"/>
    </style:style>
    <style:style style:name="T7" style:family="text">
      <style:text-properties style:font-name-asian="STSong" style:font-size-asian="10pt"/>
    </style:style>
    <style:style style:name="T8" style:family="text">
      <style:text-properties style:font-name-asian="STSong" style:font-size-asian="11pt"/>
    </style:style>
    <style:style style:name="T9" style:family="text">
      <style:text-properties style:font-name="LMRoman12-Italic-Identity-H" fo:font-size="17pt"/>
    </style:style>
    <style:style style:name="T10" style:family="text">
      <style:text-properties style:font-name="STKaiti" fo:font-size="17pt"/>
    </style:style>
    <style:style style:name="T11" style:family="text">
      <style:text-properties style:font-name-asian="STKaiti" style:font-size-asian="17pt"/>
    </style:style>
    <style:style style:name="T12" style:family="text">
      <style:text-properties style:font-name-asian="STKaiti" style:font-size-asian="11pt"/>
    </style:style>
    <style:style style:name="T13" style:family="text">
      <style:text-properties style:font-name="LMRomanCaps10-Regular-Identity-H" fo:font-size="12pt"/>
    </style:style>
    <style:style style:name="T14" style:family="text">
      <style:text-properties style:font-name="CMR8" fo:font-size="8pt"/>
    </style:style>
    <style:style style:name="T15" style:family="text">
      <style:text-properties style:font-name="CMMI8" fo:font-size="8pt"/>
    </style:style>
    <style:style style:name="T16" style:family="text">
      <style:text-properties style:font-name="LMRoman10-Regular-Identity-H" fo:font-size="10pt"/>
    </style:style>
    <style:style style:name="T17" style:family="text">
      <style:text-properties style:font-name="LMRoman10-Regular-Identity-H" fo:font-size="11pt"/>
    </style:style>
    <style:style style:name="T18" style:family="text">
      <style:text-properties style:font-name="LMRoman10-Regular-Identity-H" fo:font-size="11pt" style:font-name-asian="STSong" style:font-size-asian="11pt"/>
    </style:style>
    <style:style style:name="T19" style:family="text">
      <style:text-properties style:font-name-asian="STHeiti" style:font-size-asian="11pt"/>
    </style:style>
    <style:style style:name="T20" style:family="text">
      <style:text-properties style:font-name="LMRoman10-Bold-Identity-H" fo:font-size="11pt"/>
    </style:style>
    <style:style style:name="T21" style:family="text">
      <style:text-properties style:font-name="LMRoman10-Bold-Identity-H" fo:font-size="11pt" fo:font-weight="bold" style:font-weight-asian="bold" style:font-weight-complex="bold"/>
    </style:style>
    <style:style style:name="T22" style:family="text">
      <style:text-properties style:font-name="LMRoman10-Italic-Identity-H" fo:font-size="11pt"/>
    </style:style>
    <style:style style:name="T23" style:family="text">
      <style:text-properties fo:font-weight="bold" style:font-name-asian="STHeiti" style:font-size-asian="11pt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6"/></text:p>
      <text:p text:style-name="P7"><text:span text:style-name="T6"/></text:p>
      <text:p text:style-name="P7"><text:span text:style-name="T6"/></text:p>
      <text:p text:style-name="P8"><text:span text:style-name="T5">推进耦合进化网络化领土系统的理论 </text:span><text:span text:style-name="T1">: </text:span><text:span text:style-name="T5">中国珠三角交通运输治建模的见解</text:span></text:p>
      <text:p text:style-name="P1"/>
      <text:p text:style-name="P1"/>
      <text:p text:style-name="P1"/>
      <text:p text:style-name="P3"><text:span text:style-name="T9">MEDIUM </text:span><text:span text:style-name="T11">项目研讨会</text:span><text:span text:style-name="T10">, </text:span><text:span text:style-name="T9">2016 </text:span><text:span text:style-name="T11">年 </text:span><text:span text:style-name="T9">12 </text:span><text:span text:style-name="T11">月 </text:span></text:p>
      <text:p text:style-name="P1"/>
      <text:p text:style-name="P1"/>
      <text:p text:style-name="P3"><text:span text:style-name="T13">Juste Raimbault</text:span><text:span text:style-name="T14">1</text:span><text:span text:style-name="T15">,</text:span><text:span text:style-name="T14">2 </text:span></text:p>
      <text:list xml:id="list91385556348884963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<text:span text:style-name="T16">UMR CNRS 8504 Géographie-cités </text:span><text:span text:style-name="T7">和 </text:span><text:span text:style-name="T16">(2) UMR-T IFSTTAR 9403 LVM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5"><text:span text:style-name="T23">关键词</text:span><text:span text:style-name="T21">:</text:span><text:span text:style-name="T20"> </text:span><text:span text:style-name="T12">耦合演进网络化领土系统</text:span><text:span text:style-name="T22">; </text:span><text:span text:style-name="T12">基于代理的建模</text:span><text:span text:style-name="T22">; </text:span><text:span text:style-name="T12">运输治理</text:span><text:span text:style-name="T22">; </text:span><text:span text:style-name="T12">珠江三角洲大城市 </text:span></text:p>
      <text:p text:style-name="P2"/>
      <text:p text:style-name="P1"/>
      <text:p text:style-name="P5"><text:span text:style-name="T8">理论和定量地理学最近取得了进展。它同时包括地理理论</text:span><text:span text:style-name="T3">,</text:span><text:span text:style-name="T8">模拟的复杂模型和经验分析。我们在这一 遗产基础上研究领土和网络之间的关系。我们的贡献包括两个不同的部分 。</text:span></text:p>
      <text:p text:style-name="P5"><text:span text:style-name="T8">首先</text:span><text:span text:style-name="T4">,</text:span><text:span text:style-name="T8">我们开发一个新的领土系统理论。它强调网络在耦合演化过程中的作用。我们建立在几个建模 和经验以前的贡献</text:span><text:span text:style-name="T4">,</text:span><text:span text:style-name="T8">以便推测以下假设。在 </text:span><text:span text:style-name="T18">Pumain </text:span><text:span text:style-name="T8">的演化城市理论</text:span><text:span text:style-name="T4">(</text:span><text:span text:style-name="T18">[Pumain, 1997]</text:span><text:span text:style-name="T4">),</text:span><text:span text:style-name="T8">一起演化的子系 统的存在等同于形态发生过程的存在</text:span><text:span text:style-name="T4">,</text:span><text:span text:style-name="T8">其中网络是重要的驱动因素。影响包括网络在解释区域系统动力学 方面的必要性</text:span><text:span text:style-name="T4">,</text:span><text:span text:style-name="T8">但也包括这些系统在空间或时间上的局部固定过程的模块化分解。 </text:span></text:p>
      <text:p text:style-name="P5"><text:span text:style-name="T8">在第二部分中</text:span><text:span text:style-name="T4">,</text:span><text:span text:style-name="T8">我们讨论该理论对具体示例的实际含义。我们模拟了一个大城市地区土地利用和交通 基础设施的耦合演化。该模型由 </text:span><text:span text:style-name="T18">[Le Néchet and Raimbault, 2015] </text:span><text:span text:style-name="T8">介绍。它特别包括运输治理决策过程的 游戏理论模型。该模型通过在紧急基础设施上检索预期的风格化事实</text:span><text:span text:style-name="T4">,</text:span><text:span text:style-name="T8">对合成数据进行部分验证。适用于 珠三角大城市地区。该案例代表了模型中包含的特征</text:span><text:span text:style-name="T4">,</text:span><text:span text:style-name="T8">例如内城市之间存在强烈的竞争</text:span><text:span text:style-name="T4">,</text:span><text:span text:style-name="T8">以及最近实现</text:span><text:span text:style-name="T4">, </text:span><text:span text:style-name="T8">建设和规划众多大型交通基础设施。模型的校准将在第一时间允许推断关于当应用于实际或计划的基础 设施时潜在隐藏的治理过程的信息。它将允许第二次在应用于假设的优化基础设施时比较不同的可能治 理框架。 </text:span></text:p>
      <text:p text:style-name="P5"><text:span text:style-name="T8"/></text:p>
      <text:p text:style-name="P6"><text:span text:style-name="T8">参考文献 </text:span></text:p>
      <text:p text:style-name="P5"><text:span text:style-name="T8"/></text:p>
      <text:p text:style-name="P5"><text:span text:style-name="T17">[Le Néchet and Raimbault, 2015] Le Néchet, F. and Raimbault, J. (2015). Modeling the emergence of metropolitan transport autorithy in a polycentric urban region. </text:span><text:span text:style-name="T22">Plurimondi. An International Forum for Research and Debate on Human Settlements</text:span><text:span text:style-name="T17">, 7(15). </text:span></text:p>
      <text:p text:style-name="P2"/>
      <text:p text:style-name="P5"><text:span text:style-name="T17">[Pumain, 1997] Pumain, D. (1997). Pour une théorie évolutive des villes. </text:span><text:span text:style-name="T22">Espace géographique</text:span><text:span text:style-name="T17">, 26(2):119– 134. 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MI8" svg:font-family="CMMI8"/>
    <style:font-face style:name="CMR8" svg:font-family="CMR8"/>
    <style:font-face style:name="LMRoman10-Bold-Identity-H" svg:font-family="LMRoman10-Bold-Identity-H"/>
    <style:font-face style:name="LMRoman10-Italic-Identity-H" svg:font-family="LMRoman10-Italic-Identity-H"/>
    <style:font-face style:name="LMRoman10-Regular-Identity-H" svg:font-family="LMRoman10-Regular-Identity-H"/>
    <style:font-face style:name="LMRoman12-Italic-Identity-H" svg:font-family="LMRoman12-Italic-Identity-H"/>
    <style:font-face style:name="LMRomanCaps10-Regular-Identity-H" svg:font-family="LMRomanCaps10-Regular-Identity-H"/>
    <style:font-face style:name="STHeiti" svg:font-family="STHeiti"/>
    <style:font-face style:name="STKaiti" svg:font-family="STKaiti"/>
    <style:font-face style:name="STSong" svg:font-family="STSong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ste Raimbault</meta:initial-creator>
    <meta:creation-date>2016-12-22T13:42:27</meta:creation-date>
    <meta:document-statistic meta:table-count="0" meta:image-count="0" meta:object-count="0" meta:page-count="1" meta:paragraph-count="11" meta:word-count="653" meta:character-count="1125"/>
    <dc:date>2016-12-22T13:46:46</dc:date>
    <dc:creator>Juste Raimbault</dc:creator>
    <meta:editing-duration>PT4M30S</meta:editing-duration>
    <meta:editing-cycles>1</meta:editing-cycles>
    <meta:generator>OpenOffice/4.1.1$Unix OpenOffice.org_project/411m6$Build-9775</meta:generator>
  </office:meta>
</office:document-meta>
</file>